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onsolas" svg:font-family="Consolas, 'Liberation Mono', Menlo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ression ::= ifOp</text:p>
      <text:p text:style-name="Standard"/>
      <text:p text:style-name="Standard"># Операторы</text:p>
      <text:p text:style-name="Standard">ifOp <text:s text:c="2"/>::= or '?' or ':' or | or </text:p>
      <text:p text:style-name="Standard">or <text:s text:c="4"/>::= and <text:s text:c="3"/>{ '||' and }</text:p>
      <text:p text:style-name="Standard">and <text:s text:c="3"/>::= bitOr <text:s/>{ '&amp;&amp;' bitOr <text:s/>}</text:p>
      <text:p text:style-name="Standard">bitOr <text:s/>::= bitXor { '|' bitXor <text:s/>}</text:p>
      <text:p text:style-name="Standard">bitXor ::= bitAnd { '^' bitAnd <text:s/>}</text:p>
      <text:p text:style-name="Standard">bitAnd ::= equals { '&amp;' equals <text:s/>}</text:p>
      <text:p text:style-name="Standard">equals ::= compare [ ( '==' | '!=' | '===' | '!==' ) compare <text:s/>]</text:p>
      <text:p text:style-name="Standard">compare ::= bitShift [( </text:p>
      <text:p text:style-name="Standard"><text:s text:c="12"/>'&lt;' | '&lt;=' | '&gt;' | '&gt;=' | 'in' | 'instanceof' <text:s/></text:p>
      <text:p text:style-name="Standard"><text:s text:c="12"/>) bitShift ]</text:p>
      <text:p text:style-name="Standard">bitShift ::= addSub { ('&lt;&lt;' | '&gt;&gt;' | '&gt;&gt;&gt;') addSub }</text:p>
      <text:p text:style-name="Standard">addSub ::= mulDiv { ('+' | '-') mulDiv }</text:p>
      <text:p text:style-name="Standard">mulDiv ::= power { ('*' | '/' | '%' ) power }</text:p>
      <text:p text:style-name="Standard">power ::= primary { '**' primary }</text:p>
      <text:p text:style-name="Standard"/>
      <text:p text:style-name="Standard"># Первичные конструкции</text:p>
      <text:p text:style-name="Standard">primary ::= atom [ postfix ]</text:p>
      <text:p text:style-name="Standard">postfix ::= { '.' idTok</text:p>
      <text:p text:style-name="Standard"><text:s text:c="12"/>| '(' [ expression { ',' expression } ] ')'</text:p>
      <text:p text:style-name="Standard"><text:s text:c="12"/>| '[' expression ']'</text:p>
      <text:p text:style-name="Standard"><text:s text:c="12"/>}</text:p>
      <text:p text:style-name="Standard"><text:s text:c="12"/></text:p>
      <text:p text:style-name="Standard"># Атомарные конструкции</text:p>
      <text:p text:style-name="Standard">atom ::= parenthes</text:p>
      <text:p text:style-name="Standard"><text:s text:c="7"/>| unaryExression</text:p>
      <text:p text:style-name="Standard"><text:s text:c="7"/>| varRef</text:p>
      <text:p text:style-name="Standard"><text:s text:c="7"/>| listExpression</text:p>
      <text:p text:style-name="Standard"><text:s text:c="7"/>| mapExpression</text:p>
      <text:p text:style-name="Standard"><text:s text:c="7"/>| literal</text:p>
      <text:p text:style-name="Standard">parenthes ::= '(' expression ')'</text:p>
      <text:p text:style-name="Standard">unaryExression ::= ( '-' </text:p>
      <text:p text:style-name="Standard"><text:s text:c="17"/>| <text:s text:c="2"/>'+' </text:p>
      <text:p text:style-name="Standard"><text:s text:c="17"/>| <text:s text:c="2"/>'!' </text:p>
      <text:p text:style-name="Standard"><text:s text:c="17"/>| <text:s text:c="2"/>'~' </text:p>
      <text:p text:style-name="Standard"><text:s text:c="17"/>| <text:s text:c="2"/>'delete' </text:p>
      <text:p text:style-name="Standard"><text:s text:c="17"/>| <text:s text:c="2"/>'void' </text:p>
      <text:p text:style-name="Standard"><text:s text:c="17"/>| <text:s text:c="2"/>'typeof' </text:p>
      <text:p text:style-name="Standard"><text:s text:c="17"/>) expression</text:p>
      <text:p text:style-name="Standard">varRef ::= idTok</text:p>
      <text:p text:style-name="Standard">listExpression ::= '[' [ expression { ',' expression } ] ']'</text:p>
      <text:p text:style-name="Standard">mapExpression ::= '{' ( idTok </text:p>
      <text:p text:style-name="Standard"><text:s text:c="22"/>| literal</text:p>
      <text:p text:style-name="Standard"><text:s text:c="22"/>| '(' expression ')' </text:p>
      <text:p text:style-name="Standard"><text:s text:c="22"/>) ':' expression</text:p>
      <text:p text:style-name="Standard"><text:s text:c="18"/>'}'</text:p>
      <text:p text:style-name="Standard"><text:s text:c="18"/></text:p>
      <text:p text:style-name="Standard"># Литералы</text:p>
      <text:p text:style-name="Standard">literal ::= number</text:p>
      <text:p text:style-name="Standard"><text:s text:c="10"/>| bool</text:p>
      <text:p text:style-name="Standard"><text:soft-page-break/><text:s text:c="10"/>| nullz</text:p>
      <text:p text:style-name="Standard"><text:s text:c="10"/>| str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nsolas" svg:font-family="Consolas, 'Liberation Mono', Menlo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5T16:30:36.840219977</meta:creation-date>
    <dc:date>2020-06-25T16:57:34.695748974</dc:date>
    <meta:editing-duration>PT16M47S</meta:editing-duration>
    <meta:editing-cycles>1</meta:editing-cycles>
    <meta:document-statistic meta:table-count="0" meta:image-count="0" meta:object-count="0" meta:page-count="2" meta:paragraph-count="52" meta:word-count="229" meta:character-count="1477" meta:non-whitespace-character-count="896"/>
    <meta:generator>LibreOffice/6.4.3.2$Linux_X86_64 LibreOffice_project/747b5d0ebf89f41c860ec2a39efd7cb15b54f2d8</meta:generator>
  </office:meta>
</office:document-meta>
</file>